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text-properties style:font-name="Calibri Light" fo:font-weight="normal" officeooo:rsid="000077b7" officeooo:paragraph-rsid="000077b7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 Light" fo:font-size="13pt" fo:font-style="italic" style:text-underline-style="solid" style:text-underline-width="auto" style:text-underline-color="font-color" fo:font-weight="bold" officeooo:rsid="000077b7" officeooo:paragraph-rsid="000077b7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13pt" fo:font-style="italic" style:text-underline-style="solid" style:text-underline-width="auto" style:text-underline-color="font-color" fo:font-weight="bold" officeooo:rsid="000077b7" officeooo:paragraph-rsid="000077b7" fo:background-color="#bce4e5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text-properties style:font-name="Calibri Light" fo:font-weight="normal" officeooo:rsid="000077b7" officeooo:paragraph-rsid="000077b7" style:font-name-asian="Liberation Serif1" style:font-weight-asian="normal" style:font-name-complex="Liberation Serif1" style:font-weight-complex="normal"/>
    </style:style>
    <style:style style:name="P6" style:family="paragraph" style:parent-style-name="Standard">
      <style:text-properties style:font-name="Calibri Light" fo:font-weight="normal" officeooo:rsid="000077b7" officeooo:paragraph-rsid="000077b7" style:font-name-asian="SimSun" style:font-weight-asian="normal" style:font-name-complex="Mangal" style:font-weight-complex="normal"/>
    </style:style>
    <style:style style:name="P7" style:family="paragraph" style:parent-style-name="Standard">
      <style:text-properties style:font-name="Calibri Light" fo:font-weight="normal" officeooo:rsid="000077b7" officeooo:paragraph-rsid="00043c9c" style:font-name-asian="SimSun" style:font-weight-asian="normal" style:font-name-complex="Mangal" style:font-weight-complex="normal"/>
    </style:style>
    <style:style style:name="P8" style:family="paragraph" style:parent-style-name="Standard">
      <style:text-properties style:font-name="Calibri Light" fo:font-weight="normal" officeooo:rsid="000077b7" officeooo:paragraph-rsid="000490e6" style:font-name-asian="SimSun" style:font-weight-asian="normal" style:font-name-complex="Mangal" style:font-weight-complex="normal"/>
    </style:style>
    <style:style style:name="P9" style:family="paragraph" style:parent-style-name="Standard">
      <style:text-properties style:font-name="Calibri Light" fo:font-weight="normal" officeooo:rsid="0001b102" officeooo:paragraph-rsid="000077b7" style:font-name-asian="SimSun" style:font-weight-asian="normal" style:font-name-complex="Mangal" style:font-weight-complex="normal"/>
    </style:style>
    <style:style style:name="P10" style:family="paragraph" style:parent-style-name="Standard">
      <style:text-properties style:font-name="Calibri Light" fo:font-weight="normal" officeooo:rsid="000490e6" officeooo:paragraph-rsid="000490e6" style:font-name-asian="SimSun" style:font-weight-asian="normal" style:font-name-complex="Mangal" style:font-weight-complex="normal"/>
    </style:style>
    <style:style style:name="P11" style:family="paragraph" style:parent-style-name="Standard">
      <style:text-properties style:font-name="Calibri Light" fo:font-weight="normal" officeooo:rsid="000077b7" officeooo:paragraph-rsid="000490e6" style:font-weight-asian="normal" style:font-weight-complex="normal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style:font-name-asian="SimSun" style:font-name-complex="Mangal"/>
    </style:style>
    <style:style style:name="T3" style:family="text">
      <style:text-properties officeooo:rsid="000490e6" style:font-name-asian="SimSun" style:font-name-complex="Mangal"/>
    </style:style>
    <style:style style:name="T4" style:family="text">
      <style:text-properties officeooo:rsid="000490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Speudo-code pour le <text:span text:style-name="T4">Tableau</text:span> :</text:p>
      <text:p text:style-name="P3"/>
      <text:p text:style-name="P5"/>
      <text:p text:style-name="P2"><text:span text:style-name="T1">◦</text:span><text:span text:style-name="T2"> Si “num_bulle” == 1,1 {</text:span></text:p>
      <text:p text:style-name="P6"><text:s text:c="7"/>- <text:span text:style-name="T4">pas de id_relation</text:span></text:p>
      <text:p text:style-name="P6"><text:s text:c="7"/>- <text:span text:style-name="T4">bulle principale</text:span></text:p>
      <text:p text:style-name="P6">- <text:span text:style-name="T4">on peut pas mettre d’autre bulle ayant pour num_bulle == 1,1</text:span></text:p>
      <text:p text:style-name="P10">}</text:p>
      <text:p text:style-name="P8"><text:span text:style-name="T2"/></text:p>
      <text:p text:style-name="P11"><text:span text:style-name="T1">◦</text:span><text:span text:style-name="T2"> Si “num_bulle” <text:s/></text:span><text:span text:style-name="T3">exist </text:span><text:span text:style-name="T2">{</text:span></text:p>
      <text:p text:style-name="P8"><text:s text:c="7"/>- <text:span text:style-name="T4">error → choisir aautre num bulle</text:span></text:p>
      <text:p text:style-name="P8"><text:s text:c="7"/><text:span text:style-name="T4">ou</text:span></text:p>
      <text:p text:style-name="P8"><text:s text:c="6"/>- <text:span text:style-name="T4">peut pas selectionné ! → disparait des choix</text:span></text:p>
      <text:p text:style-name="P6"/>
      <text:p text:style-name="P6"/>
      <text:p text:style-name="P6"/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1-22T08:49:43.358000000</dc:date>
    <meta:editing-duration>PT6M3S</meta:editing-duration>
    <meta:editing-cycles>2</meta:editing-cycles>
    <meta:document-statistic meta:table-count="0" meta:image-count="0" meta:object-count="0" meta:page-count="1" meta:paragraph-count="10" meta:word-count="53" meta:character-count="296" meta:non-whitespace-character-count="218"/>
  </office:meta>
</office:document-meta>
</file>